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Mono1" svg:font-family="'DejaVu Sans Mono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 Mono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text-properties style:font-name="DejaVu Sans Mono" fo:font-size="8pt" style:font-size-asian="8pt" style:font-size-complex="8pt"/>
    </style:style>
    <style:style style:name="P4" style:family="paragraph" style:parent-style-name="Standard">
      <style:text-properties style:font-name="DejaVu Sans Mono" fo:font-size="12pt" style:font-size-asian="12pt" style:font-size-complex="12pt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text-properties style:font-name="DejaVu Sans Mono" fo:font-size="10pt" style:font-size-asian="10pt" style:font-size-complex="10pt"/>
    </style:style>
    <style:style style:name="P7" style:family="paragraph">
      <style:paragraph-properties fo:text-align="start"/>
      <style:text-properties style:text-line-through-style="none" style:font-name="DejaVu Sans Mono1" fo:font-size="10pt" fo:font-style="normal" style:text-underline-style="none" fo:font-weight="normal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name="Markierfeld 1" form:control-implementation="ooo:com.sun.star.form.component.CheckBox" xml:id="control1" form:id="control1" form:label="Ich möchte Mitglied im Hackspace Jena werde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feld 1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feld 2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feld 3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feld 5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feld 6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Markierfeld 4" form:control-implementation="ooo:com.sun.star.form.component.CheckBox" xml:id="control7" form:id="control7" form:label="freiwilliger Betrag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feld 7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Markierfeld 5" form:control-implementation="ooo:com.sun.star.form.component.CheckBox" xml:id="control9" form:id="control9" form:label="Fördermitglied, pro Monat: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6" form:control-implementation="ooo:com.sun.star.form.component.CheckBox" xml:id="control10" form:id="control10" form:label="32,00 €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7" form:control-implementation="ooo:com.sun.star.form.component.CheckBox" xml:id="control11" form:id="control11" form:label="128,00 €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8" form:control-implementation="ooo:com.sun.star.form.component.CheckBox" xml:id="control12" form:id="control12" form:label="256,00 €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9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4" form:id="control14" form:label="ermäßigt (8,00 € pro Monat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15" form:id="control15" form:label="regulär (16,00 € pro Monat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0" form:control-implementation="ooo:com.sun.star.form.component.CheckBox" xml:id="control16" form:id="control16" form:label="42,00 €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1" form:control-implementation="ooo:com.sun.star.form.component.CheckBox" xml:id="control17" form:id="control17" form:label="64,00 €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feld 8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Markierfeld 12" form:control-implementation="ooo:com.sun.star.form.component.CheckBox" xml:id="control19" form:id="control19" form:label="Ich habe die Satzung und die Geschäftsordnung gelesen.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feld 4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feld 3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<draw:control text:anchor-type="as-char" draw:z-index="0" draw:style-name="gr1" draw:text-style-name="P7" svg:width="9.983cm" svg:height="0.5cm" draw:control="control1"/></text:p>
      <text:p text:style-name="P5"/>
      <text:p text:style-name="P5"/>
      <text:p text:style-name="P5">Vorname:<text:tab/><text:tab/><text:tab/><draw:control text:anchor-type="as-char" draw:z-index="1" draw:style-name="gr2" draw:text-style-name="P7" svg:width="11.14cm" svg:height="0.877cm" draw:control="control2"/></text:p>
      <text:p text:style-name="P3"/>
      <text:p text:style-name="P3"/>
      <text:p text:style-name="P5">Nachname:<text:tab/><text:tab/><text:tab/><draw:control text:anchor-type="as-char" draw:z-index="2" draw:style-name="gr2" draw:text-style-name="P7" svg:width="11.193cm" svg:height="0.886cm" draw:control="control3"/></text:p>
      <text:p text:style-name="P3"/>
      <text:p text:style-name="P3"/>
      <text:p text:style-name="P5">Straße, Hausnummer:<text:tab/><draw:control text:anchor-type="as-char" draw:z-index="3" draw:style-name="gr2" draw:text-style-name="P7" svg:width="11.219cm" svg:height="0.807cm" draw:control="control4"/></text:p>
      <text:p text:style-name="P3"/>
      <text:p text:style-name="P5"/>
      <text:p text:style-name="P5">Postleitzahl, Ort:<text:tab/><draw:control text:anchor-type="as-char" draw:z-index="20" draw:style-name="gr2" draw:text-style-name="P7" svg:width="11.219cm" svg:height="0.807cm" draw:control="control21"/></text:p>
      <text:p text:style-name="P3"/>
      <text:p text:style-name="P3"/>
      <text:p text:style-name="P5">E-Mail:<text:tab/><text:tab/><text:tab/><draw:control text:anchor-type="as-char" draw:z-index="19" draw:style-name="gr2" draw:text-style-name="P7" svg:width="11.246cm" svg:height="0.754cm" draw:control="control20"/></text:p>
      <text:p text:style-name="P3"/>
      <text:p text:style-name="P3"/>
      <text:p text:style-name="P5">PGP-Fingerprint:<text:tab/><text:tab/><draw:control text:anchor-type="as-char" draw:z-index="4" draw:style-name="gr2" draw:text-style-name="P7" svg:width="11.272cm" svg:height="0.833cm" draw:control="control5"/></text:p>
      <text:p text:style-name="P3">(optional)</text:p>
      <text:p text:style-name="P5"/>
      <text:p text:style-name="P5">Geburtstag:<text:tab/><text:tab/><text:tab/><draw:control text:anchor-type="as-char" draw:z-index="5" draw:style-name="gr2" draw:text-style-name="P7" svg:width="11.351cm" svg:height="0.886cm" draw:control="control6"/></text:p>
      <text:p text:style-name="P3">(optional)</text:p>
      <text:p text:style-name="P5"/>
      <text:p text:style-name="P5">Mitgliedsart:</text:p>
      <text:p text:style-name="P4"><draw:control text:anchor-type="as-char" draw:z-index="13" draw:style-name="gr1" draw:text-style-name="P7" svg:width="6.278cm" svg:height="0.477cm" draw:control="control14"/></text:p>
      <text:p text:style-name="P3">(für Schüler, Studenten, Rentner, ALGII-Empfänger – Nachweis erforderlich)</text:p>
      <text:p text:style-name="P4"/>
      <text:p text:style-name="P4"><draw:control text:anchor-type="as-char" draw:z-index="14" draw:style-name="gr1" draw:text-style-name="P7" svg:width="6.358cm" svg:height="0.398cm" draw:control="control15"/></text:p>
      <text:p text:style-name="P3"/>
      <text:p text:style-name="P3"/>
      <text:p text:style-name="P4"><draw:control text:anchor-type="as-char" svg:y="-0.37cm" draw:z-index="6" draw:style-name="gr3" draw:text-style-name="P7" svg:width="4.737cm" svg:height="0.451cm" draw:control="control7"/><draw:control text:anchor-type="as-char" draw:z-index="7" draw:style-name="gr2" draw:text-style-name="P7" svg:width="1.934cm" svg:height="0.5cm" draw:control="control8"/><text:span text:style-name="T1"> €</text:span></text:p>
      <text:p text:style-name="P3"/>
      <text:p text:style-name="P3"/>
      <text:p text:style-name="P2"><draw:control text:anchor-type="as-char" draw:z-index="8" draw:style-name="gr1" draw:text-style-name="P7" svg:width="7.199cm" svg:height="0.477cm" draw:control="control9"/></text:p>
      <text:p text:style-name="P2"><text:tab/><draw:control text:anchor-type="as-char" draw:z-index="9" draw:style-name="gr1" draw:text-style-name="P7" svg:width="2.511cm" svg:height="0.5cm" draw:control="control10"/><draw:control text:anchor-type="as-char" draw:z-index="15" draw:style-name="gr1" draw:text-style-name="P7" svg:width="2.511cm" svg:height="0.5cm" draw:control="control16"/><draw:control text:anchor-type="as-char" draw:z-index="16" draw:style-name="gr1" draw:text-style-name="P7" svg:width="2.511cm" svg:height="0.5cm" draw:control="control17"/></text:p>
      <text:p text:style-name="P2"><text:tab/><draw:control text:anchor-type="as-char" draw:z-index="10" draw:style-name="gr1" draw:text-style-name="P7" svg:width="2.514cm" svg:height="0.503cm" draw:control="control11"/><draw:control text:anchor-type="as-char" draw:z-index="11" draw:style-name="gr1" draw:text-style-name="P7" svg:width="2.511cm" svg:height="0.503cm" draw:control="control12"/><draw:control text:anchor-type="as-char" draw:z-index="12" draw:style-name="gr1" draw:text-style-name="P8" svg:width="0.5cm" svg:height="0.5cm" draw:control="control13"/><draw:control text:anchor-type="as-char" draw:z-index="17" draw:style-name="gr2" draw:text-style-name="P7" svg:width="1.618cm" svg:height="0.5cm" draw:control="control18"/><text:span text:style-name="T1"> €</text:span></text:p>
      <text:p text:style-name="P5"/>
      <text:p text:style-name="P5"><draw:control text:anchor-type="as-char" draw:z-index="18" draw:style-name="gr1" draw:text-style-name="P7" svg:width="12.576cm" svg:height="0.5cm" draw:control="control19"/></text:p>
      <text:p text:style-name="P5"/>
      <text:p text:style-name="P5"/>
      <text:p text:style-name="P5"/>
      <text:p text:style-name="P5"/>
      <text:p text:style-name="P5"/>
      <text:p text:style-name="P5">__________________<text:tab/><text:tab/>___________________________________</text:p>
      <text:p text:style-name="P5">Ort, Datum<text:tab/><text:tab/><text:tab/><text:tab/><text:tab/><text:tab/>Unterschrift</text:p>
      <text:p text:style-name="P3"><text:tab/><text:tab/><text:tab/><text:tab/><text:tab/>(bei Minderjährigen eines Erziehungsberechtigt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Mono1" svg:font-family="'DejaVu Sans Mono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 Mono" fo:font-size="18pt" fo:font-weight="normal" style:font-size-asian="18pt" style:font-weight-asian="normal" style:font-size-complex="18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tgliedsantrag Hackspace Jena e.V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8T11:04:42</meta:creation-date>
    <dc:date>2012-06-04T19:06:46</dc:date>
    <meta:editing-duration>PT4H1M3S</meta:editing-duration>
    <meta:editing-cycles>18</meta:editing-cycles>
    <meta:generator>OpenOffice.org/3.3$Unix OpenOffice.org_project/330m20$Build-9567</meta:generator>
    <meta:document-statistic meta:table-count="0" meta:image-count="0" meta:object-count="0" meta:page-count="1" meta:paragraph-count="23" meta:word-count="35" meta:character-count="410"/>
  </office:meta>
</office:document-meta>
</file>